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 style:master-page-name="">
      <style:paragraph-properties fo:margin-left="0in" fo:margin-right="0in" fo:text-align="start" style:justify-single-word="false" fo:text-indent="0.2291in" style:auto-text-indent="false" style:page-number="auto"/>
      <style:text-properties style:text-underline-style="none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sitive cases</text:p>
      <text:list xml:id="list7128862453453201732" text:style-name="L1">
        <text:list-item>
          <text:p text:style-name="P2"><text:span text:style-name="T3">Owner</text:span> deploy contracts<text:line-break/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/text:span><text:line-break/></text:p>
        </text:list-item>
        <text:list-item>
          <text:p text:style-name="P2">User deposit, <text:span text:style-name="T3">show state ans withdraw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</text:span><text:span text:style-name="T4">- user</text:span><text:span text:style-name="T2">1</text:span><text:span text:style-name="T4"> </text:span><text:span text:style-name="T2">депозитит<text:line-break/>- </text:span><text:span text:style-name="T4">user2 </text:span><text:span text:style-name="T2">депозитит<text:line-break/>- </text:span><text:span text:style-name="T4">user</text:span><text:span text:style-name="T2">1</text:span><text:span text:style-name="T4"> </text:span><text:span text:style-name="T2">смотрит своё состояние<text:line-break/>- </text:span><text:span text:style-name="T4">owner </text:span><text:span text:style-name="T2">смотрит состояние<text:line-break/>- проходит время<text:line-break/>- </text:span><text:span text:style-name="T4">user1 </text:span><text:span text:style-name="T2">выводит</text:span><text:line-break/></text:p>
        </text:list-item>
        <text:list-item>
          <text:p text:style-name="P2"><text:span text:style-name="T3">Owner</text:span> changes <text:span text:style-name="T3">lockTime and rewardPercentage</text:span><text:span text:style-name="T1">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</text:span><text:span text:style-name="T4">- user</text:span><text:span text:style-name="T2">1</text:span><text:span text:style-name="T4"> </text:span><text:span text:style-name="T2">депозитит<text:line-break/>- </text:span><text:span text:style-name="T4">owner </text:span><text:span text:style-name="T2">меняет </text:span><text:span text:style-name="T4">lockTime<text:line-break/>- owner </text:span><text:span text:style-name="T2">меняет </text:span><text:span text:style-name="T4">rewardPercentage<text:line-break/>- user2 </text:span><text:span text:style-name="T2">депозитит<text:line-break/>- </text:span><text:span text:style-name="T4">owner </text:span><text:span text:style-name="T2">смотрит состояние</text:span><text:span text:style-name="T3"><text:line-break/></text:span></text:p>
        </text:list-item>
        <text:list-item>
          <text:p text:style-name="P2"><text:span text:style-name="T3">Owner add and delete admin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- </text:span><text:span text:style-name="T4">owner </text:span><text:span text:style-name="T2">добавляет </text:span><text:span text:style-name="T4">admin<text:line-break/>- user</text:span><text:span text:style-name="T2">1</text:span><text:span text:style-name="T4"> </text:span><text:span text:style-name="T2">депозитит<text:line-break/></text:span><text:span text:style-name="T4">- user2 </text:span><text:span text:style-name="T2">депозитит<text:line-break/></text:span><text:span text:style-name="T4">- admin </text:span><text:span text:style-name="T2">смотрит состояние<text:line-break/>- </text:span><text:span text:style-name="T4">owner </text:span><text:span text:style-name="T2">удаляет </text:span><text:span text:style-name="T4">admin</text:span><text:span text:style-name="T3"><text:line-break/></text:span></text:p>
        </text:list-item>
        <text:list-item>
          <text:p text:style-name="P2"><text:span text:style-name="T3">Admin lock and unlock user<text:line-break/></text:span><text:span text:style-name="T2">- </text:span><text:span text:style-name="T4">owner </text:span><text:span text:style-name="T2">вызывает конструктор<text:line-break/></text:span><text:span text:style-name="T4">- owner </text:span><text:span text:style-name="T2">вызывает инициализацию<text:line-break/>- </text:span><text:span text:style-name="T4">owner </text:span><text:span text:style-name="T2">добавляет </text:span><text:span text:style-name="T4">admin<text:line-break/></text:span><text:span text:style-name="T2">- </text:span><text:span text:style-name="T4">admin </text:span><text:span text:style-name="T2">блокирует </text:span><text:span text:style-name="T4">user1<text:line-break/>- user1 </text:span><text:span text:style-name="T2">не может депозитить<text:line-break/>- </text:span><text:span text:style-name="T4">user2 </text:span><text:span text:style-name="T2">депозитит<text:line-break/>- </text:span><text:span text:style-name="T4">admin </text:span><text:span text:style-name="T2">разблокирует </text:span><text:span text:style-name="T4">user1<text:line-break/></text:span><text:span text:style-name="T2">- </text:span><text:span text:style-name="T4">admin </text:span><text:span text:style-name="T2">смотрит состояние</text:span></text:p>
        </text:list-item>
      </text:list>
      <text:p text:style-name="P1"><text:span text:style-name="T3"/></text:p>
      <text:p text:style-name="P4"><text:span text:style-name="T3">…) Owner and Admin use Ether test ca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52S</meta:editing-duration>
    <meta:editing-cycles>4</meta:editing-cycles>
    <meta:generator>OpenOffice/4.1.7$Win32 OpenOffice.org_project/417m1$Build-9800</meta:generator>
    <dc:date>2022-12-14T09:16:55.82</dc:date>
    <meta:document-statistic meta:table-count="0" meta:image-count="0" meta:object-count="0" meta:page-count="1" meta:paragraph-count="7" meta:word-count="161" meta:character-count="1020"/>
    <meta:user-defined meta:name="Info 1"/>
    <meta:user-defined meta:name="Info 2"/>
    <meta:user-defined meta:name="Info 3"/>
    <meta:user-defined meta:name="Info 4"/>
  </office:meta>
</office:document-meta>
</file>